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NSDTDValidator.endNamespaceScope( QName element , Augmentations augs , boolean isEmpt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11NSDTDValidator.startNamespaceScope( QName element , XMLAttributes attributes , Augmentations aug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42">
            <text:p text:style-name="Table_20_Contents">42</text:p>
          </table:table-cell>
          <table:table-cell office:value-type="float" office:value="103">
            <text:p text:style-name="Table_20_Contents">1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